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2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9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82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29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59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66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95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391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05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20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9/25/2019</text:date>, <text:time>20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25T20:31:52</dc:date>
    <dc:creator>Skip Perry</dc:creator>
    <meta:editing-duration>P1DT5H9M18S</meta:editing-duration>
    <meta:editing-cycles>429</meta:editing-cycles>
    <meta:document-statistic meta:table-count="1" meta:cell-count="923" meta:object-count="0"/>
  </office:meta>
</office:document-meta>
</file>